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0f4" officeooo:paragraph-rsid="000a1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ty carpet, who would ever like your smell?</text:p>
      <text:p text:style-name="P1">Stories of mud, food, and hair that you tell.</text:p>
      <text:p text:style-name="P1">Why do I put up with you?</text:p>
      <text:p text:style-name="P1">Wouldn't I get get a clue?</text:p>
      <text:p text:style-name="P1">If I just called Olympus Carpet Cleaning,</text:p>
      <text:p text:style-name="P1">then they would leave you seaming,</text:p>
      <text:p text:style-name="P1">like they were brand ne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4:22:09.977347587</meta:creation-date>
    <dc:date>2015-05-06T17:42:50.818533736</dc:date>
    <meta:editing-duration>PT3H4M51S</meta:editing-duration>
    <meta:editing-cycles>1</meta:editing-cycles>
    <meta:document-statistic meta:table-count="0" meta:image-count="0" meta:object-count="0" meta:page-count="1" meta:paragraph-count="7" meta:word-count="48" meta:character-count="241" meta:non-whitespace-character-count="200"/>
    <meta:generator>LibreOffice/4.2.8.2$Linux_X86_64 LibreOffice_project/420m0$Build-2</meta:generator>
  </office:meta>
</office:document-meta>
</file>